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E500000151092D54A783E31A21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10pt" fo:background-color="#ffffff" style:font-size-asian="10pt" style:font-size-complex="10pt"/>
    </style:style>
    <style:style style:name="P2" style:family="paragraph" style:parent-style-name="Hanging_20_indent">
      <style:text-properties officeooo:rsid="001e4263" officeooo:paragraph-rsid="001e4263"/>
    </style:style>
    <style:style style:name="P3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1e4263" officeooo:paragraph-rsid="001e4263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1e4263" officeooo:paragraph-rsid="001e4263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line-height="115%" fo:text-align="center" style:justify-single-word="false"/>
      <style:text-properties style:font-name="Liberation Mono" fo:font-size="12pt" style:text-underline-style="wave" style:text-underline-width="auto" style:text-underline-color="font-color" fo:font-weight="bold" officeooo:rsid="001e4263" officeooo:paragraph-rsid="001e4263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1e4263" officeooo:paragraph-rsid="001e4263" style:font-size-asian="8.75pt" style:font-weight-asian="bold" style:font-size-complex="10pt" style:font-weight-complex="bold"/>
    </style:style>
    <style:style style:name="P7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1e4263" officeooo:paragraph-rsid="001e4263" style:font-size-asian="8.75pt" style:font-weight-asian="bold" style:font-size-complex="10pt" style:font-weight-complex="bold"/>
    </style:style>
    <style:style style:name="P8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1e4263" officeooo:paragraph-rsid="001e4263" style:font-size-asian="8.75pt" style:font-weight-asian="bold" style:font-size-complex="10pt" style:font-weight-complex="bold"/>
    </style:style>
    <style:style style:name="P9" style:family="paragraph" style:parent-style-name="Hanging_20_indent">
      <style:text-properties fo:font-weight="bold" style:font-weight-asian="bold" style:font-weight-complex="bold"/>
    </style:style>
    <style:style style:name="P10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1e4263" officeooo:paragraph-rsid="001e4263" style:font-size-asian="8.75pt" style:font-weight-asian="bold" style:font-size-complex="10pt" style:font-weight-complex="bold"/>
    </style:style>
    <style:style style:name="T1" style:family="text">
      <style:text-properties officeooo:rsid="001e426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4263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RONT END – PART 1</text:p>
      <text:p text:style-name="P4">STARTING WITH RESUME PROJECT</text:p>
      <text:p text:style-name="P4"/>
      <text:p text:style-name="P6">(Transparency)</text:p>
      <text:p text:style-name="P7">1. Which of the following properties specifies the transparency of an element?</text:p>
      <text:p text:style-name="Hanging_20_indent"><text:span text:style-name="T1">a) </text:span>transparency<text:tab/><text:tab/><text:tab/><text:tab/><text:tab/><text:tab/><text:span text:style-name="T1">b) </text:span>visibility</text:p>
      <text:p text:style-name="Hanging_20_indent"><text:span text:style-name="T3">c) </text:span><text:span text:style-name="T2">opacity</text:span><text:tab/><text:tab/><text:tab/><text:tab/><text:tab/><text:tab/><text:tab/><text:span text:style-name="T1">d) </text:span>None of the above</text:p>
      <text:p text:style-name="P6"/>
      <text:p text:style-name="P6">(Shorthand Property)</text:p>
      <text:p text:style-name="P7">2. Which of the following options is used as a shorthand property to describe all transition-related properties?</text:p>
      <text:p text:style-name="Hanging_20_indent"><text:span text:style-name="T1">a) </text:span>transition-delay<text:tab/><text:tab/><text:tab/><text:tab/><text:tab/><text:tab/><text:span text:style-name="T3">b) </text:span><text:span text:style-name="T2">transition</text:span></text:p>
      <text:p text:style-name="Hanging_20_indent"><text:span text:style-name="T1">c) </text:span>transition-duration<text:tab/><text:tab/><text:tab/><text:tab/><text:tab/><text:tab/><text:span text:style-name="T1">d) </text:span>transition-effect</text:p>
      <text:p text:style-name="P6"/>
      <text:p text:style-name="P6">(Convert vertical list)</text:p>
      <text:p text:style-name="P7">3. Which of the following options can be used to convert a vertical list into a horizontal list?</text:p>
      <text:p text:style-name="P8"/>
      <text:p text:style-name="P8">For E.g.</text:p>
      <text:p text:style-name="P8">Home</text:p>
      <text:p text:style-name="P8">About</text:p>
      <text:p text:style-name="P8">Skills</text:p>
      <text:p text:style-name="P8">Convert this to a horizontal list like:</text:p>
      <text:p text:style-name="P8">Home About Skills</text:p>
      <text:p text:style-name="P8"/>
      <text:p text:style-name="Hanging_20_indent"><text:span text:style-name="T1">a) </text:span>Set the display items to display: block;<text:tab/><text:tab/><text:tab/><text:span text:style-name="T3">b) </text:span><text:span text:style-name="T2">set the list items to display: inline;</text:span></text:p>
      <text:p text:style-name="Hanging_20_indent"><text:span text:style-name="T3">c) </text:span><text:span text:style-name="T2">set the list items to display: inline-block;</text:span><text:tab/><text:tab/><text:tab/><text:span text:style-name="T1">d) </text:span>All of the above.</text:p>
      <text:p text:style-name="P6"/>
      <text:p text:style-name="P6">(Shadow)</text:p>
      <text:p text:style-name="P7">4. Which property is used for the shadow-like effect for an element?</text:p>
      <text:p text:style-name="Hanging_20_indent"><text:span text:style-name="T1">a) </text:span>shadow<text:tab/><text:tab/><text:tab/><text:tab/><text:tab/><text:tab/><text:tab/><text:span text:style-name="T1">b) </text:span>shadow-effect</text:p>
      <text:p text:style-name="Hanging_20_indent"><text:span text:style-name="T1">c) </text:span>canvas-shadow<text:tab/><text:tab/><text:tab/><text:tab/><text:tab/><text:tab/><text:span text:style-name="T3">d) </text:span><text:span text:style-name="T2">box-shadow</text:span></text:p>
      <text:p text:style-name="P6"/>
      <text:p text:style-name="P6">(Required Box shadow)</text:p>
      <text:p text:style-name="P7">5. Which of the following values are required for the CSS box-shadow property?</text:p>
      <text:p text:style-name="Hanging_20_indent"><text:span text:style-name="T3">a) </text:span><text:span text:style-name="T2">h-offset</text:span><text:tab/><text:tab/><text:tab/><text:tab/><text:tab/><text:tab/><text:tab/><text:span text:style-name="T3">b) </text:span><text:span text:style-name="T2">v-offset</text:span></text:p>
      <text:p text:style-name="Hanging_20_indent"><text:span text:style-name="T1">c) </text:span>Blur<text:tab/><text:tab/><text:tab/><text:tab/><text:tab/><text:tab/><text:tab/><text:span text:style-name="T1">d) </text:span>Spread</text:p>
      <text:p text:style-name="P5">ASSIGNMENT</text:p>
      <text:p text:style-name="P6"/>
      <text:p text:style-name="P6">(Select All Elements)</text:p>
      <text:p text:style-name="P7">6. How to apply a style to every element of the html page?</text:p>
      <text:p text:style-name="Hanging_20_indent"><text:span text:style-name="T1">a) </text:span>+ {}<text:tab/><text:tab/><text:tab/><text:tab/><text:tab/><text:tab/><text:tab/><text:span text:style-name="T3">b) </text:span><text:span text:style-name="T2">* {}</text:span></text:p>
      <text:p text:style-name="Hanging_20_indent"><text:span text:style-name="T1">c) </text:span>@ {}<text:tab/><text:tab/><text:tab/><text:tab/><text:tab/><text:tab/><text:tab/><text:span text:style-name="T1">d) </text:span># {}</text:p>
      <text:p text:style-name="P6"/>
      <text:p text:style-name="P6"/>
      <text:p text:style-name="P6"/>
      <text:p text:style-name="P6"><text:soft-page-break/>(CSS Attributes Combined)</text:p>
      <text:p text:style-name="P7">7. There are different headings inside a HTML page with class 'h-style'. Which of the following is the best way to apply a CSS style only to immediate &lt;span&gt; child that is inside a &lt;h2&gt; tag whose class is 'h-style'?</text:p>
      <text:p text:style-name="P7"/>
      <text:p text:style-name="P7">(Immediate child means that it is a immediate child node of the element in HTML DOM tree)</text:p>
      <text:p text:style-name="Hanging_20_indent"><text:span text:style-name="T1">a) </text:span>.h-style + span<text:tab/><text:tab/><text:tab/><text:tab/><text:tab/><text:tab/><text:span text:style-name="T1">b) </text:span>h2.h-style span</text:p>
      <text:p text:style-name="Hanging_20_indent"><text:span text:style-name="T1">c) </text:span>.h-style &gt; span<text:tab/><text:tab/><text:tab/><text:tab/><text:tab/><text:tab/><text:span text:style-name="T3">d) </text:span><text:span text:style-name="T2">h2.h-style &gt; span</text:span></text:p>
      <text:p text:style-name="P6"/>
      <text:p text:style-name="P6">(Custom Attributes)</text:p>
      <text:p text:style-name="P7">8. Can we make our own custom attributes?</text:p>
      <text:p text:style-name="P2"><text:span text:style-name="T2">a) Yes</text:span><text:tab/><text:tab/><text:tab/><text:tab/><text:tab/><text:tab/><text:tab/>b) No</text:p>
      <text:p text:style-name="P6"/>
      <text:p text:style-name="P6">(Select Adjacent Element)</text:p>
      <text:p text:style-name="P7">9. Which of the following represents the selection of only those &lt;ul&gt; that are immediately preceded by the &lt;p&gt; element, i.e. only the adjacent element?</text:p>
      <text:p text:style-name="Hanging_20_indent"><text:span text:style-name="T3">a) </text:span><text:span text:style-name="T2">p + ul { ….. }</text:span><text:tab/><text:tab/><text:tab/><text:tab/><text:tab/><text:tab/><text:span text:style-name="T1">b) </text:span>p &gt; ul { ….. }</text:p>
      <text:p text:style-name="Hanging_20_indent"><text:span text:style-name="T1">c) </text:span>p ~ ul { ….. }<text:tab/><text:tab/><text:tab/><text:tab/><text:tab/><text:tab/><text:span text:style-name="T1">d) </text:span>p &lt; ul { ….. }</text:p>
      <text:p text:style-name="P6"/>
      <text:p text:style-name="P6">(Style Disabled Input)</text:p>
      <text:p text:style-name="P7">10. How to apply style to only those &lt;input&gt; tags which have 'disabled' attribute to them?</text:p>
      <text:p text:style-name="Hanging_20_indent"><text:span text:style-name="T1">a) </text:span>input.disabled { ….. }<text:tab/><text:tab/><text:tab/><text:tab/><text:tab/><text:span text:style-name="T3">b) </text:span><text:span text:style-name="T2">input[disabled] { ….. }</text:span></text:p>
      <text:p text:style-name="Hanging_20_indent"><text:span text:style-name="T1">c) </text:span>input["disabled"] { ….. }<text:tab/><text:tab/><text:tab/><text:tab/><text:tab/><text:span text:style-name="T1">d) </text:span>none of the above</text:p>
      <text:p text:style-name="P6"/>
      <text:p text:style-name="P6">(Style Input Specifically)</text:p>
      <text:p text:style-name="P7">11. Which of the following will apply style to only those &lt;input&gt; tags which have the value of their 'type' attribute as 'text' ?</text:p>
      <text:p text:style-name="Hanging_20_indent"><text:span text:style-name="T1">a) </text:span>input.type { ….. }<text:tab/><text:tab/><text:tab/><text:tab/><text:tab/><text:tab/><text:span text:style-name="T1">b) </text:span>input[type:"text"] { ….. }</text:p>
      <text:p text:style-name="Hanging_20_indent"><text:span text:style-name="T3">c) </text:span><text:span text:style-name="T2">input[type="text"] { ….. }</text:span><text:tab/><text:tab/><text:tab/><text:tab/><text:span text:style-name="T1">d) </text:span>none of the above</text:p>
      <text:p text:style-name="P6"/>
      <text:p text:style-name="P6">(Style Specific Extension)</text:p>
      <text:p text:style-name="P7">12. How to target all the images whose extension is 'jpg'?</text:p>
      <text:p text:style-name="Hanging_20_indent"><text:span text:style-name="T1">a) </text:span>img[type=".jpg"] { ….. }<text:tab/><text:tab/><text:tab/><text:tab/><text:tab/><text:span text:style-name="T1">b) </text:span>img[src="jpg"] { ….. }</text:p>
      <text:p text:style-name="Hanging_20_indent"><text:span text:style-name="T1">c) </text:span>img[ext="jpg"] { ….. }<text:tab/><text:tab/><text:tab/><text:tab/><text:tab/><text:span text:style-name="T3">d) </text:span><text:span text:style-name="T2">img[src$=".jpg"] { ….. }</text:span></text:p>
      <text:p text:style-name="P6"/>
      <text:p text:style-name="P6">(Correct Syntax)</text:p>
      <text:p text:style-name="P7">13. Which of the following is a correct example of a custom attribute?</text:p>
      <text:p text:style-name="Hanging_20_indent"><text:span text:style-name="T1">a) </text:span>myattr-file="image"<text:tab/><text:tab/><text:tab/><text:tab/><text:tab/><text:span text:style-name="T3">b) </text:span><text:span text:style-name="T2">data-file="image"</text:span></text:p>
      <text:p text:style-name="Hanging_20_indent"><text:span text:style-name="T1">c) </text:span>attr-file="image"<text:tab/><text:tab/><text:tab/><text:tab/><text:tab/><text:tab/><text:span text:style-name="T1">d) </text:span>none of the above</text:p>
      <text:p text:style-name="P6"/>
      <text:p text:style-name="P6">(Box-Shadow)</text:p>
      <text:p text:style-name="P7">14. Select correct statements about CSS Box-shadow:</text:p>
      <text:p text:style-name="P9"><text:span text:style-name="T1">a) </text:span>box-shadow property is used to produce a shadow-like effect for an element.</text:p>
      <text:p text:style-name="Hanging_20_indent"><text:span text:style-name="T1">b) </text:span>Syntax for box-shadow is box-shadow : none | h-offset v-offset blur-radius spread-radius color.</text:p>
      <text:p text:style-name="P9"><text:soft-page-break/><text:span text:style-name="T1">c) </text:span>h-offset and v-offset values can't be a negative number.</text:p>
      <text:p text:style-name="P9"><text:span text:style-name="T1">d) </text:span>h-offset,v-offset are required values while blur, color, spread are optional values.</text:p>
      <text:p text:style-name="P6"/>
      <text:p text:style-name="P6"/>
      <text:p text:style-name="P6">*****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switchToCode1" xlink:href="Pictures/10000001000002E500000151092D54A783E31A21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fo:font-size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0pt" fo:background-color="#fffff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switchToCode1" draw:opacity="20%" draw:fill-image-width="0cm" draw:fill-image-height="0cm" style:repeat="no-repeat" draw:fill-image-ref-point-x="0%" draw:fill-image-ref-point-y="0%" draw:fill-image-ref-point="center" style:footnote-max-height="0cm" loext:margin-gutter="0cm">
        <style:background-image xlink:href="Pictures/10000001000002E500000151092D54A783E31A21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fill="bitmap" draw:background-size="full" draw:fill-image-name="switchToCode1" draw:opacity="20%" draw:fill-image-width="0cm" draw:fill-image-height="0cm" style:repeat="no-repeat" draw:fill-image-ref-point-x="0%" draw:fill-image-ref-point-y="0%" draw:fill-image-ref-point="center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3T09:57:53.976305819</meta:creation-date>
    <dc:title>Coding Ninjas A4 Sheet</dc:title>
    <meta:editing-duration>PT3M42S</meta:editing-duration>
    <meta:editing-cycles>3</meta:editing-cycles>
    <meta:generator>LibreOffice/7.3.7.2$Linux_X86_64 LibreOffice_project/30$Build-2</meta:generator>
    <dc:date>2023-01-13T18:37:05.236527102</dc:date>
    <meta:document-statistic meta:table-count="0" meta:image-count="0" meta:object-count="0" meta:page-count="3" meta:paragraph-count="69" meta:word-count="548" meta:character-count="3214" meta:non-whitespace-character-count="2615"/>
    <meta:template xlink:type="simple" xlink:actuate="onRequest" xlink:title="Coding Ninjas A4 Sheet" xlink:href="../../../../../../../../../../Templates/Coding%20Ninjas%20MCQ%20A4%20Sheet.ott" meta:date="2023-01-13T09:57:51.637157779"/>
  </office:meta>
</office:document-meta>
</file>